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479" officeooo:paragraph-rsid="00004479"/>
    </style:style>
    <style:style style:name="P2" style:family="paragraph" style:parent-style-name="Standard">
      <style:text-properties fo:font-weight="bold" officeooo:rsid="00004479" officeooo:paragraph-rsid="00004479" style:font-weight-asian="bold" style:font-weight-complex="bold"/>
    </style:style>
    <style:style style:name="P3" style:family="paragraph" style:parent-style-name="Standard">
      <style:text-properties fo:font-weight="normal" officeooo:rsid="00004479" officeooo:paragraph-rsid="0000447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: </text:p>
      <text:p text:style-name="P1"/>
      <text:p text:style-name="P2">Actor Principal:</text:p>
      <text:p text:style-name="P1"/>
      <text:p text:style-name="P2">Personal involucrado e intereses: </text:p>
      <text:p text:style-name="P1"/>
      <text:p text:style-name="P2">Cliente:</text:p>
      <text:p text:style-name="P1"/>
      <text:p text:style-name="P2">Precondiciones: </text:p>
      <text:p text:style-name="P1"/>
      <text:p text:style-name="P2">Postcondiciones (garantías de éxito):</text:p>
      <text:p text:style-name="P2"/>
      <text:p text:style-name="P2">Escenario principal de éxito (Flujo Básico)</text:p>
      <text:p text:style-name="P3"/>
      <text:p text:style-name="P3">1.</text:p>
      <text:p text:style-name="P3">2.</text:p>
      <text:p text:style-name="P3"/>
      <text:p text:style-name="P3">1.</text:p>
      <text:p text:style-name="P3">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20:08.347022664</meta:creation-date>
    <dc:date>2016-11-02T16:24:50.262955421</dc:date>
    <meta:editing-duration>PT4M42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25" meta:character-count="175" meta:non-whitespace-character-count="158"/>
  </office:meta>
</office:document-meta>
</file>